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À la suite des difficultés rencontrées, un nouveau modèle a été retenu : </text:span><text:span text:style-name="Strong_20_Emphasis"><text:span text:style-name="T2">SpS-NeRF</text:span></text:span><text:span text:style-name="T2">. Contrairement aux approches de l’état de l’art, ce modèle n’utilise pas les coefficients RPC. Dans SpS-NeRF, le modèle RPC associé à chaque vue est remplacé par une matrice de projection personnalisée simplifiée, inspirée du modèle pinhole.</text:span></text:p>
      <text:p text:style-name="Text_20_body"><text:span text:style-name="T2">Pour l’entraînement du modèle Shadow NeRF, les images du dataset </text:span><text:span text:style-name="Strong_20_Emphasis"><text:span text:style-name="T2">DFC2019</text:span></text:span><text:span text:style-name="T2"> ont également été utilisées. Cette fois, elles ont été </text:span><text:span text:style-name="Strong_20_Emphasis"><text:span text:style-name="T2">recadrées</text:span></text:span><text:span text:style-name="T2"> afin d’obtenir une taille de 426×426 pixels, avec une résolution de 0,6 m/pixel. Le réseau de neurones comprend </text:span><text:span text:style-name="Strong_20_Emphasis"><text:span text:style-name="T2">102 408 paramètres</text:span></text:span><text:span text:style-name="T2"> et l’apprentissage a été mené sur 10 époques, avec 100 itérations par époque.</text:span></text:p>
      <text:p text:style-name="P5">Les paramètres d’entraînement sont les suivants :</text:p>
      <text:list xml:id="list2995740371" text:style-name="L1">
        <text:list-item>
          <text:p text:style-name="P3"><text:span text:style-name="T2">Dans un premier temps, </text:span><text:span text:style-name="Strong_20_Emphasis"><text:span text:style-name="T2">256 rayons (pixels)</text:span></text:span><text:span text:style-name="T2"> sont traités par itération.</text:span></text:p>
        </text:list-item>
        <text:list-item>
          <text:p text:style-name="P6">Les paramètres sont ensuite ajustés en fonction des besoins.</text:p>
        </text:list-item>
      </text:list>
      <text:p text:style-name="Text_20_body"><text:span text:style-name="T2">La durée d’entraînement est d’environ </text:span><text:span text:style-name="Strong_20_Emphasis"><text:span text:style-name="T2">10 heures</text:span></text:span><text:span text:style-name="T2">. Ce temps peut sembler élevé à première vue, mais il faut rappeler qu’un NeRF traite individuellement chaque rayon de chaque image. Par exemple, une seule image de 426×426 pixels contient </text:span><text:span text:style-name="Strong_20_Emphasis"><text:span text:style-name="T2">181 476 rayons</text:span></text:span><text:span text:style-name="T2"> ; générer plus de 2 millions de rayons nécessite donc un temps de calcul conséquent.</text:span></text:p>
      <text:p text:style-name="P5">Plusieurs expériences ont été menées pour affiner la configuration et obtenir des résultats visuels satisfaisants dans un premier temps.</text:p>
      <text:p text:style-name="P2"/>
      <text:p text:style-name="P2"/>
      <text:p text:style-name="P2"/>
      <text:p text:style-name="P2"/>
      <text:p text:style-name="P2"/>
      <text:p text:style-name="Text_20_body"><text:span text:style-name="T2">L’optimisation vise plusieurs objectifs : </text:span><text:span text:style-name="Strong_20_Emphasis"><text:span text:style-name="T2">réduire le temps d’entraînement du modèle</text:span></text:span><text:span text:style-name="T2">, </text:span><text:span text:style-name="Strong_20_Emphasis"><text:span text:style-name="T2">diminuer le nombre d’images nécessaires</text:span></text:span><text:span text:style-name="T2"> à l’apprentissage, tout en maintenant, voire améliorant, la qualité de reconstruction.</text:span></text:p>
      <text:p text:style-name="Text_20_body"><text:span text:style-name="T2">Cette première étude apporte plusieurs enseignements. Intuitivement, on pourrait penser qu’</text:span><text:span text:style-name="Strong_20_Emphasis"><text:span text:style-name="T2">augmenter le nombre de rayons</text:span></text:span><text:span text:style-name="T2"> traités par itération permettrait un meilleur apprentissage et donc une meilleure qualité de reconstruction. Cependant, cette stratégie se heurte à une contrainte majeure : </text:span><text:span text:style-name="Strong_20_Emphasis"><text:span text:style-name="T2">les ressources GPU sont limitées</text:span></text:span><text:span text:style-name="T2">. Traiter plus de rayons en parallèle nécessite plus de mémoire et de puissance de calcul, ce qui n’est pas toujours possible dans notre environnement matériel.</text:span></text:p>
      <text:p text:style-name="Text_20_body"><text:span text:style-name="T2">Une alternative consiste à </text:span><text:span text:style-name="Strong_20_Emphasis"><text:span text:style-name="T2">prolonger le temps d’entraînement</text:span></text:span><text:span text:style-name="T2">, mais cela pose également un problème pratique : avec un temps actuel d’environ 10 heures par expérience, multiplier les durées d’apprentissage ralentirait fortement le cycle expérimental.</text:span></text:p>
      <text:p text:style-name="P5">Dans le cas des NeRFs, deux paramètres principaux peuvent être optimisés pour améliorer l’efficacité :</text:p>
      <text:list xml:id="list2773554680" text:style-name="L2">
        <text:list-item>
          <text:p text:style-name="P4"><text:span text:style-name="Strong_20_Emphasis"><text:span text:style-name="T2">le nombre de points échantillonnés le long des rayons</text:span></text:span><text:span text:style-name="T2">,</text:span></text:p>
        </text:list-item>
        <text:list-item>
          <text:p text:style-name="P4"><text:span text:style-name="Strong_20_Emphasis"><text:span text:style-name="T2">la répartition de ces points</text:span></text:span><text:span text:style-name="T2"> (importance sampling) afin de concentrer l’apprentissage sur les zones les plus informatives.</text:span></text:p>
        </text:list-item>
      </text:list>
      <text:p text:style-name="P5"><text:soft-page-break/>Ces optimisations visent à trouver un compromis entre temps de calcul, consommation mémoire et qualité de reconstruction.</text:p>
      <text:p text:style-name="P2"/>
      <text:p text:style-name="P2"/>
      <text:p text:style-name="P2"/>
      <text:p text:style-name="P2"/>
      <text:p text:style-name="P2"/>
      <text:h text:style-name="P1" text:outline-level="4">3.1. Choix du modèle</text:h>
      <text:p text:style-name="Text_20_body"><text:span text:style-name="T2">Dans un premier temps, le modèle sélectionné a été </text:span><text:span text:style-name="Strong_20_Emphasis"><text:span text:style-name="T2">SpS-NeRF</text:span></text:span><text:span text:style-name="T2">. Ce modèle présente plusieurs avantages pour cette étude. D’une part, il est spécialement adapté aux images satellites et intègre des améliorations permettant de mieux gérer les contraintes propres à ce type de données. D’autre part, </text:span><text:span text:style-name="Strong_20_Emphasis"><text:span text:style-name="T2">SpS-NeRF</text:span></text:span><text:span text:style-name="T2"> a pour atout de fonctionner avec un nombre limité d’images, ce qui constitue un avantage lorsque la quantité de données disponibles est restreinte.</text:span></text:p>
      <text:p text:style-name="Text_20_body"><text:span text:style-name="T2">Cependant, il est rapidement apparu que l’utilisation de caméras </text:span><text:span text:style-name="Strong_20_Emphasis"><text:span text:style-name="T2">RPC</text:span></text:span><text:span text:style-name="T2"> compliquait la génération de nouvelles vues en dehors du jeu de données initial. Cela limitait la flexibilité du modèle et rendait son exploitation moins pratique dans ce contexte.</text:span></text:p>
      <text:p text:style-name="Text_20_body"><text:span text:style-name="T2">Ainsi, le modèle finalement retenu est </text:span><text:span text:style-name="Strong_20_Emphasis"><text:span text:style-name="T2">Shadow-NeRF</text:span></text:span><text:span text:style-name="T2">. Bien qu’il soit plus classique dans sa conception, il s’est révélé être celui qui permet le plus facilement de générer de nouvelles vues à partir des images disponibles. De plus, sa structure le rend plus simple à modifier pour l’adapter aux besoins spécifiques de cette étude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22:36:44.590155748</meta:creation-date>
    <dc:date>2025-08-05T22:42:59.235272458</dc:date>
    <meta:editing-duration>PT6M15S</meta:editing-duration>
    <meta:editing-cycles>1</meta:editing-cycles>
    <meta:document-statistic meta:table-count="0" meta:image-count="0" meta:object-count="0" meta:page-count="2" meta:paragraph-count="18" meta:word-count="562" meta:character-count="3716" meta:non-whitespace-character-count="3176"/>
    <meta:generator>LibreOffice/7.3.7.2$Linux_X86_64 LibreOffice_project/30$Build-2</meta:generator>
  </office:meta>
</office:document-meta>
</file>